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 tableooo:tab-color="#00cc3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pacity="100%" draw:opacity-name="Transparency_20_1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>
            <text:p>La liste est doublement chainé et fermé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Le pointeur de cette liste est toujours sur le sommet (tete de lecture)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>
            <draw:line table:end-cell-address="Sheet2.C4" table:end-x="0.13cm" table:end-y="0.194cm" draw:z-index="9" draw:style-name="gr1" draw:text-style-name="P1" svg:x1="0.099cm" svg:y1="0.742cm" svg:x2="0.13cm" svg:y2="0.215cm">
              <text:p/>
            </draw:line>
            <draw:line table:end-cell-address="Sheet2.J3" table:end-x="2.162cm" table:end-y="0.413cm" draw:z-index="11" draw:style-name="gr1" draw:text-style-name="P1" svg:x1="0.099cm" svg:y1="0.249cm" svg:x2="17.969cm" svg:y2="0.412cm">
              <text:p/>
            </draw:line>
          </table:table-cell>
          <table:table-cell table:number-columns-repeated="6"/>
          <table:table-cell>
            <draw:line table:end-cell-address="Sheet2.J4" table:end-x="2.195cm" table:end-y="0.395cm" draw:z-index="10" draw:style-name="gr1" draw:text-style-name="P1" svg:x1="2.195cm" svg:y1="0.944cm" svg:x2="2.195cm" svg:y2="0.413cm">
              <text:p/>
            </draw:line>
          </table:table-cell>
          <table:table-cell table:number-columns-repeated="9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>
            <draw:rect table:end-cell-address="Sheet2.C6" table:end-x="0.679cm" table:end-y="0.327cm" draw:z-index="0" draw:style-name="gr2" draw:text-style-name="P1" svg:width="1.613cm" svg:height="1.286cm" svg:x="1.324cm" svg:y="0.161cm">
              <text:p/>
            </draw:rect>
          </table:table-cell>
          <table:table-cell/>
          <table:table-cell>
            <draw:rect table:end-cell-address="Sheet2.E6" table:end-x="0.616cm" table:end-y="0.491cm" draw:z-index="1" draw:style-name="gr2" draw:text-style-name="P1" svg:width="1.613cm" svg:height="1.286cm" svg:x="1.261cm" svg:y="0.325cm">
              <text:p/>
            </draw:rect>
          </table:table-cell>
          <table:table-cell/>
          <table:table-cell>
            <draw:rect table:end-cell-address="Sheet2.G6" table:end-x="0.487cm" table:end-y="0.392cm" draw:z-index="2" draw:style-name="gr2" draw:text-style-name="P1" svg:width="1.613cm" svg:height="1.285cm" svg:x="1.132cm" svg:y="0.227cm">
              <text:p/>
            </draw:rect>
          </table:table-cell>
          <table:table-cell/>
          <table:table-cell>
            <draw:rect table:end-cell-address="Sheet2.I6" table:end-x="0.487cm" table:end-y="0.392cm" draw:z-index="3" draw:style-name="gr2" draw:text-style-name="P1" svg:width="1.613cm" svg:height="1.285cm" svg:x="1.133cm" svg:y="0.227cm">
              <text:p/>
            </draw:rect>
          </table:table-cell>
          <table:table-cell/>
          <table:table-cell>
            <draw:rect table:end-cell-address="Sheet2.K6" table:end-x="0.582cm" table:end-y="0.46cm" draw:z-index="4" draw:style-name="gr2" draw:text-style-name="P1" svg:width="1.613cm" svg:height="1.285cm" svg:x="1.227cm" svg:y="0.295cm">
              <text:p/>
            </draw:rect>
          </table:table-cell>
          <table:table-cell table:number-columns-repeated="9"/>
          <table:table-cell table:style-name="Default" table:number-columns-repeated="5"/>
          <table:table-cell table:number-columns-repeated="1000"/>
        </table:table-row>
        <table:table-row table:style-name="ro2">
          <table:table-cell/>
          <table:table-cell office:value-type="float" office:value="5">
            <text:p>5</text:p>
          </table:table-cell>
          <table:table-cell>
            <draw:line table:end-cell-address="Sheet2.D5" table:end-x="1.259cm" table:end-y="0.404cm" draw:z-index="5" draw:style-name="gr1" draw:text-style-name="P1" svg:x1="0.647cm" svg:y1="0.373cm" svg:x2="3.517cm" svg:y2="0.404cm">
              <text:p/>
            </draw:line>
          </table:table-cell>
          <table:table-cell office:value-type="float" office:value="4">
            <text:p>4</text:p>
          </table:table-cell>
          <table:table-cell>
            <draw:line table:end-cell-address="Sheet2.F5" table:end-x="1.034cm" table:end-y="0.273cm" draw:z-index="6" draw:style-name="gr1" draw:text-style-name="P1" svg:x1="0.614cm" svg:y1="0.272cm" svg:x2="3.292cm" svg:y2="0.241cm">
              <text:p/>
            </draw:line>
          </table:table-cell>
          <table:table-cell office:value-type="float" office:value="1">
            <text:p>1</text:p>
          </table:table-cell>
          <table:table-cell>
            <draw:line table:end-cell-address="Sheet2.H5" table:end-x="1.131cm" table:end-y="0.173cm" draw:z-index="7" draw:style-name="gr1" draw:text-style-name="P1" svg:x1="0.453cm" svg:y1="0.173cm" svg:x2="3.389cm" svg:y2="0.141cm">
              <text:p/>
            </draw:line>
          </table:table-cell>
          <table:table-cell office:value-type="float" office:value="2">
            <text:p>2</text:p>
          </table:table-cell>
          <table:table-cell>
            <draw:line table:end-cell-address="Sheet2.J5" table:end-x="1.227cm" table:end-y="0.404cm" draw:z-index="8" draw:style-name="gr1" draw:text-style-name="P1" svg:x1="0.324cm" svg:y1="0.241cm" svg:x2="3.485cm" svg:y2="0.404cm">
              <text:p/>
            </draw:line>
          </table:table-cell>
          <table:table-cell office:value-type="float" office:value="3">
            <text:p>3</text:p>
          </table:table-cell>
          <table:table-cell office:value-type="string">
            <text:p><text:s text:c="7"/>← tete de lecture</text:p>
          </table:table-cell>
          <table:table-cell table:number-columns-repeated="8"/>
          <table:table-cell table:style-name="Default" table:number-columns-repeated="5"/>
          <table:table-cell table:number-columns-repeated="1000"/>
        </table:table-row>
        <table:table-row table:style-name="ro1" table:number-rows-repeated="3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2">
          <table:table-cell/>
          <table:table-cell office:value-type="string">
            <text:p>L'algorythme claptrap 2 :</text:p>
          </table:table-cell>
          <table:table-cell table:number-columns-repeated="17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- Inscrire sur chaque élément son poid !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- Poid 2 = l'élément de gauche est plus grand, l'élément de droite est plus petit</text:p>
          </table:table-cell>
          <table:table-cell table:number-columns-repeated="15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- Poid 1 = l'élément de gauche ou de droite ne correspond pas au critére descendant de trie</text:p>
          </table:table-cell>
          <table:table-cell table:number-columns-repeated="15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- Poid 0 = l'élément gauche est plus petit, l'élément droite est plus grand</text:p>
          </table:table-cell>
          <table:table-cell table:number-columns-repeated="15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Chercher l'élément à 0 le plus proche, ou à 1 et le replacer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- Recalculer les poid et recommencer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- Si tout les poid sont à 2 la liste est trié et prête pour un rotate final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Pour replacer un nombre on pratique un swap ou un push b - push a en fonction de la distance à parcourir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- On replace un poid pret de l'élément 2 le plus proche, ou 1 ou 0 <text:span text:style-name="T1">(</text:span>dans cet ordre<text:span text:style-name="T1">)</text:span>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2">
          <table:table-cell/>
          <table:table-cell office:value-type="string">
            <text:p>poid</text:p>
          </table:table-cell>
          <table:table-cell table:number-columns-repeated="5" office:value-type="float" office:value="2">
            <text:p>2</text:p>
          </table:table-cell>
          <table:table-cell table:number-columns-repeated="12"/>
          <table:table-cell table:style-name="Default" table:number-columns-repeated="5"/>
          <table:table-cell table:number-columns-repeated="1000"/>
        </table:table-row>
        <table:table-row table:style-name="ro2">
          <table:table-cell/>
          <table:table-cell office:value-type="string">
            <text:p>elemen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2"/>
          <table:table-cell table:style-name="Default" table:number-columns-repeated="5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2">
          <table:table-cell/>
          <table:table-cell office:value-type="string">
            <text:p>L'algorythme quicksort :</text:p>
          </table:table-cell>
          <table:table-cell table:number-columns-repeated="17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- Chaque élement possède une indication trié ou non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On lit depuis le premier élément non trié jusqu'au dernier ou un tour de complet de boucle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On enregistre ainsi le point de départ et de fin de liste, on trouve l'élément représentant le milieux de cette liste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- On démarre le trie en sortant les élément plus petit jusqu'a le rencontrer, puis on réinsére ces élément 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Enfin on retourne en arrière pour insérer les élément plus grand à gauche du pivot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On recommence l'opération de découverte de liste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Si une liste n'a que 3 élément il faut appliquer des swap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 table:number-rows-repeated="3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2">
          <table:table-cell/>
          <table:table-cell office:value-type="string">
            <text:p>Chaque algorythme copie la stack A pour éxécuter la résolution en enregistrant l'historique des mouvement</text:p>
          </table:table-cell>
          <table:table-cell table:number-columns-repeated="17"/>
          <table:table-cell table:style-name="Default" table:number-columns-repeated="5"/>
          <table:table-cell table:number-columns-repeated="1000"/>
        </table:table-row>
        <table:table-row table:style-name="ro2">
          <table:table-cell/>
          <table:table-cell office:value-type="string">
            <text:p>A la fin le plus petit score est affiché comme algorythme choisis</text:p>
          </table:table-cell>
          <table:table-cell table:number-columns-repeated="17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table:style-name="Default" table:number-columns-repeated="11"/>
          <table:table-cell table:number-columns-repeated="7"/>
          <table:table-cell table:style-name="Default" table:number-columns-repeated="5"/>
          <table:table-cell table:number-columns-repeated="1000"/>
        </table:table-row>
        <table:table-row table:style-name="ro1" table:number-rows-repeated="4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 table:number-rows-repeated="5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table:table-column table:style-name="co1" table:number-columns-repeated="102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opacity draw:name="Transparency_20_1" draw:display-name="Transparency 1" draw:style="radial" draw:cx="50%" draw:cy="50%" draw:start="100%" draw:end="0%" draw:border="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18/04/2016</text:date>, <text:time>01:5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6-04-16T04:25:41</meta:creation-date>
    <meta:generator>OpenOffice/4.1.2$Unix OpenOffice.org_project/412m3$Build-9782</meta:generator>
    <dc:date>2016-04-18T01:51:40</dc:date>
    <dc:creator>Michael LINHARDT</dc:creator>
    <meta:editing-duration>PT8H19M38S</meta:editing-duration>
    <meta:editing-cycles>8</meta:editing-cycles>
    <meta:document-statistic meta:table-count="2" meta:cell-count="48" meta:object-count="12"/>
  </office:meta>
</office:document-meta>
</file>